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size="15pt" fo:language="en" fo:country="US" fo:font-weight="bold" style:font-size-asian="15pt" style:language-asian="zh" style:country-asian="CN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fo:font-weight="bold" style:font-size-asian="12pt" style:language-asian="zh" style:country-asian="CN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0.5pt" fo:language="en" fo:country="US" fo:font-weight="normal" style:font-size-asian="10.5pt" style:language-asian="zh" style:country-asian="CN" style:font-weight-asian="normal" style:font-size-complex="10.5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0.5pt" fo:language="en" fo:country="US" style:font-size-asian="10.5pt" style:language-asian="zh" style:country-asian="CN" style:font-size-complex="10.5pt"/>
    </style:style>
    <style:style style:name="T1" style:family="text">
      <style:text-properties officeooo:rsid="00099e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《查查查乐乐》备忘</text:p>
      <text:p text:style-name="P3">更新记录</text:p>
      <text:p text:style-name="P4"><text:tab/></text:p>
      <text:p text:style-name="P4"><text:tab/></text:p>
      <text:p text:style-name="P3">解题思路</text:p>
      <text:p text:style-name="P5"><text:tab/>单调栈，划出来每个值的最小值区间。</text:p>
      <text:p text:style-name="P5"><text:tab/>对于每个最小值Min的区间，考虑<text:span text:style-name="T1">{最小值左边的数在Min控制的区间内出现多少次，右边的数，最小值本身}。发现当右端点固定时，左边的出现次数为1,2,3,4,用一个二重前缀和可以快速算出。然后就行。数值较大，需要用__int128,且可能结果为负数，故需要在手写输出的时候注意。-11%10 == -1</text:span></text:p>
      <text:p text:style-name="P5"><text:tab/></text:p>
      <text:p text:style-name="P3">可能的错误算法</text:p>
      <text:p text:style-name="P4"><text:tab/></text:p>
      <text:p text:style-name="P4"><text:tab/></text:p>
      <text:p text:style-name="P3">构造的数据类型</text:p>
      <text:p text:style-name="P4"><text:tab/></text:p>
      <text:p text:style-name="P4"><text:tab/></text:p>
      <text:p text:style-name="P3">解题记录</text:p>
      <text:p text:style-name="P4"><text:tab/></text:p>
      <text:p text:style-name="P4"><text:tab/><text:bookmark text:name="_GoBack"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Tahoma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Tahoma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fo:language="en" fo:country="US" style:letter-kerning="true" style:font-name-asian="宋体" style:font-family-asian="宋体" style:font-family-generic-asian="system" style:font-pitch-asian="variable" style:font-size-asian="10.5pt" style:language-asian="zh" style:country-asian="CN" style:font-name-complex="Tahoma" style:font-family-complex="Tahoma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4-10-29T20:08:00</meta:creation-date>
    <meta:initial-creator>Administrator</meta:initial-creator>
    <dc:date>2020-01-05T12:46:08.994858540</dc:date>
    <meta:editing-duration>PT3M16S</meta:editing-duration>
    <meta:generator>LibreOffice/6.3.3.2$Linux_X86_64 LibreOffice_project/a64200df03143b798afd1ec74a12ab50359878ed</meta:generator>
    <meta:editing-cycles>7</meta:editing-cycles>
    <meta:document-statistic meta:table-count="0" meta:image-count="0" meta:object-count="0" meta:page-count="1" meta:paragraph-count="17" meta:word-count="174" meta:character-count="213" meta:non-whitespace-character-count="200"/>
    <meta:user-defined meta:name="DocSecurity" meta:value-type="float">0</meta:user-defined>
    <meta:user-defined meta:name="KSOProductBuildVer">2052-10.1.0.570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